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7.35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43.55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File name</text:p>
          </table:table-cell>
          <table:table-cell office:value-type="string" calcext:value-type="string">
            <text:p>Original size (px)</text:p>
          </table:table-cell>
          <table:table-cell office:value-type="string" calcext:value-type="string">
            <text:p>Original size (bpp)</text:p>
          </table:table-cell>
          <table:table-cell office:value-type="string" calcext:value-type="string">
            <text:p>Original entropy (bits/symbol)</text:p>
          </table:table-cell>
          <table:table-cell office:value-type="string" calcext:value-type="string">
            <text:p>Compressed entropy (bits/symbol)</text:p>
          </table:table-cell>
        </table:table-row>
        <table:table-row table:style-name="ro1">
          <table:table-cell office:value-type="string" calcext:value-type="string">
            <text:p>elephant-1024x1024-DepthCamera_9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769500732422" calcext:value-type="float">
            <text:p>88.0769500732</text:p>
          </table:table-cell>
          <table:table-cell office:value-type="float" office:value="2.13508590435828" calcext:value-type="float">
            <text:p>2.1350859044</text:p>
          </table:table-cell>
          <table:table-cell office:value-type="float" office:value="1.88076779075819" calcext:value-type="float">
            <text:p>1.8807677908</text:p>
          </table:table-cell>
        </table:table-row>
        <table:table-row table:style-name="ro1">
          <table:table-cell office:value-type="string" calcext:value-type="string">
            <text:p>elephant-1024x1024-DepthCamera_4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1356658935547" calcext:value-type="float">
            <text:p>88.1356658936</text:p>
          </table:table-cell>
          <table:table-cell office:value-type="float" office:value="1.60666899177159" calcext:value-type="float">
            <text:p>1.6066689918</text:p>
          </table:table-cell>
          <table:table-cell office:value-type="float" office:value="1.90017291831878" calcext:value-type="float">
            <text:p>1.9001729183</text:p>
          </table:table-cell>
        </table:table-row>
        <table:table-row table:style-name="ro1">
          <table:table-cell office:value-type="string" calcext:value-type="string">
            <text:p>elephant-1024x1024-DepthCamera_6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1.91419615231537" calcext:value-type="float">
            <text:p>1.9141961523</text:p>
          </table:table-cell>
          <table:table-cell office:value-type="float" office:value="1.95032557396435" calcext:value-type="float">
            <text:p>1.950325574</text:p>
          </table:table-cell>
        </table:table-row>
        <table:table-row table:style-name="ro1">
          <table:table-cell office:value-type="string" calcext:value-type="string">
            <text:p>elephant-1024x1024-DepthCamera_2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34422812014678" calcext:value-type="float">
            <text:p>2.3442281201</text:p>
          </table:table-cell>
          <table:table-cell office:value-type="float" office:value="1.94360467487154" calcext:value-type="float">
            <text:p>1.9436046749</text:p>
          </table:table-cell>
        </table:table-row>
        <table:table-row table:style-name="ro1">
          <table:table-cell office:value-type="string" calcext:value-type="string">
            <text:p>elephant-1024x1024-DepthCamera_10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17065627814601" calcext:value-type="float">
            <text:p>2.1706562781</text:p>
          </table:table-cell>
          <table:table-cell office:value-type="float" office:value="1.92724466602416" calcext:value-type="float">
            <text:p>1.927244666</text:p>
          </table:table-cell>
        </table:table-row>
        <table:table-row table:style-name="ro1">
          <table:table-cell office:value-type="string" calcext:value-type="string">
            <text:p>elephant-1024x1024-DepthCamera_3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654144287109" calcext:value-type="float">
            <text:p>88.0654144287</text:p>
          </table:table-cell>
          <table:table-cell office:value-type="float" office:value="2.3776526572496" calcext:value-type="float">
            <text:p>2.3776526572</text:p>
          </table:table-cell>
          <table:table-cell office:value-type="float" office:value="1.9341773857222" calcext:value-type="float">
            <text:p>1.9341773857</text:p>
          </table:table-cell>
        </table:table-row>
        <table:table-row table:style-name="ro1">
          <table:table-cell office:value-type="string" calcext:value-type="string">
            <text:p>elephant-1024x1024-DepthCamera_8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29866061513108" calcext:value-type="float">
            <text:p>2.2986606151</text:p>
          </table:table-cell>
          <table:table-cell office:value-type="float" office:value="1.9515464138637" calcext:value-type="float">
            <text:p>1.9515464139</text:p>
          </table:table-cell>
        </table:table-row>
        <table:table-row table:style-name="ro1">
          <table:table-cell office:value-type="string" calcext:value-type="string">
            <text:p>elephant-1024x1024-DepthCamera_11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62629699707" calcext:value-type="float">
            <text:p>88.0626296997</text:p>
          </table:table-cell>
          <table:table-cell office:value-type="float" office:value="1.97573759032135" calcext:value-type="float">
            <text:p>1.9757375903</text:p>
          </table:table-cell>
          <table:table-cell office:value-type="float" office:value="1.9002460347264" calcext:value-type="float">
            <text:p>1.9002460347</text:p>
          </table:table-cell>
        </table:table-row>
        <table:table-row table:style-name="ro1">
          <table:table-cell office:value-type="string" calcext:value-type="string">
            <text:p>elephant-1024x1024-DepthCamera_0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7.9998931884766" calcext:value-type="float">
            <text:p>87.9998931885</text:p>
          </table:table-cell>
          <table:table-cell office:value-type="float" office:value="1.94520624414475" calcext:value-type="float">
            <text:p>1.9452062441</text:p>
          </table:table-cell>
          <table:table-cell office:value-type="float" office:value="1.89546641630144" calcext:value-type="float">
            <text:p>1.8954664163</text:p>
          </table:table-cell>
        </table:table-row>
        <table:table-row table:style-name="ro1">
          <table:table-cell office:value-type="string" calcext:value-type="string">
            <text:p>elephant-1024x1024-DepthCamera_1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0078125" calcext:value-type="float">
            <text:p>88.0078125</text:p>
          </table:table-cell>
          <table:table-cell office:value-type="float" office:value="2.66472082177857" calcext:value-type="float">
            <text:p>2.6647208218</text:p>
          </table:table-cell>
          <table:table-cell office:value-type="float" office:value="1.90092196549458" calcext:value-type="float">
            <text:p>1.9009219655</text:p>
          </table:table-cell>
        </table:table-row>
        <table:table-row table:style-name="ro1">
          <table:table-cell office:value-type="string" calcext:value-type="string">
            <text:p>elephant-1024x1024-DepthCamera_5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2624359130859" calcext:value-type="float">
            <text:p>88.2624359131</text:p>
          </table:table-cell>
          <table:table-cell office:value-type="float" office:value="2.54617968143537" calcext:value-type="float">
            <text:p>2.5461796814</text:p>
          </table:table-cell>
          <table:table-cell office:value-type="float" office:value="1.84944910439576" calcext:value-type="float">
            <text:p>1.8494491044</text:p>
          </table:table-cell>
        </table:table-row>
        <table:table-row table:style-name="ro1">
          <table:table-cell office:value-type="string" calcext:value-type="string">
            <text:p>elephant-1024x1024-DepthCamera_7-originalDepthMap.dat</text:p>
          </table:table-cell>
          <table:table-cell office:value-type="string" calcext:value-type="string">
            <text:p>1024x1024</text:p>
          </table:table-cell>
          <table:table-cell office:value-type="float" office:value="88.4742660522461" calcext:value-type="float">
            <text:p>88.4742660522</text:p>
          </table:table-cell>
          <table:table-cell office:value-type="float" office:value="2.29515365845444" calcext:value-type="float">
            <text:p>2.2951536585</text:p>
          </table:table-cell>
          <table:table-cell office:value-type="float" office:value="1.83763998617507" calcext:value-type="float">
            <text:p>1.8376399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6:30:58.303246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27:33.150795306</meta:creation-date>
    <dc:date>2018-02-05T19:15:41.478190222</dc:date>
    <meta:editing-duration>P1DT2H47M57S</meta:editing-duration>
    <meta:editing-cycles>4</meta:editing-cycles>
    <meta:generator>LibreOffice/5.1.6.2$Linux_X86_64 LibreOffice_project/10m0$Build-2</meta:generator>
    <meta:document-statistic meta:table-count="1" meta:cell-count="65" meta:object-count="0"/>
  </office:meta>
</office:document-meta>
</file>